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Times New Roman" fo:font-size="12pt" style:font-name-asian="Times New Roman1" style:font-size-asian="12pt" style:font-name-complex="Times New Roman1"/>
    </style:style>
    <style:style style:name="P2" style:family="paragraph" style:parent-style-name="List_20_Paragraph">
      <style:text-properties style:font-name="Times New Roman" style:font-name-asian="Calibri1" style:font-name-complex="Times New Roman1"/>
    </style:style>
    <style:style style:name="P3" style:family="paragraph" style:parent-style-name="List_20_Paragraph">
      <style:text-properties style:font-name="Times New Roman" fo:font-weight="bold" style:font-name-asian="Calibri1" style:font-weight-asian="bold" style:font-name-complex="Times New Roman1"/>
    </style:style>
    <style:style style:name="P4" style:family="paragraph" style:parent-style-name="List_20_Paragraph">
      <style:text-properties officeooo:paragraph-rsid="002311b9"/>
    </style:style>
    <style:style style:name="P5" style:family="paragraph" style:parent-style-name="List_20_Paragraph">
      <style:paragraph-properties fo:margin-left="2.515cm" fo:margin-right="0cm" fo:text-indent="0cm" style:auto-text-indent="false"/>
      <style:text-properties style:font-name="Times New Roman" style:font-name-asian="Calibri1" style:font-name-complex="Times New Roman1"/>
    </style:style>
    <style:style style:name="P6" style:family="paragraph" style:parent-style-name="List_20_Paragraph">
      <style:paragraph-properties fo:margin-left="2.619cm" fo:margin-right="0cm" fo:text-indent="0cm" style:auto-text-indent="false"/>
      <style:text-properties style:font-name="Times New Roman" fo:font-weight="bold" style:font-name-asian="Calibri1" style:font-weight-asian="bold" style:font-name-complex="Times New Roman1"/>
    </style:style>
    <style:style style:name="P7" style:family="paragraph" style:parent-style-name="List_20_Paragraph">
      <style:paragraph-properties fo:margin-left="2.619cm" fo:margin-right="0cm" fo:text-indent="0cm" style:auto-text-indent="false"/>
      <style:text-properties style:font-name="Times New Roman" style:font-name-asian="Calibri1" style:font-name-complex="Times New Roman1"/>
    </style:style>
    <style:style style:name="P8" style:family="paragraph" style:parent-style-name="List_20_Paragraph">
      <style:paragraph-properties fo:margin-left="3.768cm" fo:margin-right="0cm" fo:text-indent="0cm" style:auto-text-indent="false"/>
      <style:text-properties style:font-name="Times New Roman" style:font-name-asian="Calibri1" style:font-name-complex="Times New Roman1"/>
    </style:style>
    <style:style style:name="P9" style:family="paragraph" style:parent-style-name="List_20_Paragraph">
      <style:paragraph-properties fo:margin-left="2.54cm" fo:margin-right="0cm" fo:text-indent="0cm" style:auto-text-indent="false"/>
      <style:text-properties style:font-name="Times New Roman" style:font-name-asian="Calibri1" style:font-name-complex="Times New Roman1"/>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ab-stops>
          <style:tab-stop style:position="8.502cm"/>
        </style:tab-stops>
      </style:paragraph-properties>
    </style:style>
    <style:style style:name="P12" style:family="paragraph" style:parent-style-name="Standard">
      <style:paragraph-properties fo:text-align="justify" style:justify-single-word="false"/>
      <style:text-properties style:font-name="Times New Roman" style:font-name-asian="Calibri1" style:font-name-complex="Times New Roman1"/>
    </style:style>
    <style:style style:name="P13" style:family="paragraph" style:parent-style-name="Standard">
      <style:text-properties style:font-name="Times New Roman" officeooo:rsid="002311b9" officeooo:paragraph-rsid="002311b9" style:font-name-asian="Calibri1" style:font-name-complex="Times New Roman1"/>
    </style:style>
    <style:style style:name="P14" style:family="paragraph" style:parent-style-name="Standard">
      <style:paragraph-properties fo:text-align="justify" style:justify-single-word="false"/>
      <style:text-properties style:font-name="Times New Roman" fo:font-size="12pt" officeooo:paragraph-rsid="001c30b5" style:font-name-asian="Times New Roman1" style:font-size-asian="12pt" style:font-name-complex="Times New Roman1"/>
    </style:style>
    <style:style style:name="P15" style:family="paragraph" style:parent-style-name="Standard">
      <style:text-properties style:font-name="Times New Roman" fo:font-size="12pt" officeooo:paragraph-rsid="001c30b5" style:font-name-asian="Times New Roman1" style:font-size-asian="12pt" style:font-name-complex="Times New Roman1"/>
    </style:style>
    <style:style style:name="P16" style:family="paragraph" style:parent-style-name="Standard">
      <style:paragraph-properties fo:text-align="justify" style:justify-single-word="false"/>
      <style:text-properties style:font-name="Times New Roman" fo:font-size="12pt" fo:font-weight="bold" officeooo:paragraph-rsid="001c30b5" style:font-name-asian="Times New Roman1" style:font-size-asian="12pt" style:font-weight-asian="bold" style:font-name-complex="Times New Roman1"/>
    </style:style>
    <style:style style:name="P17" style:family="paragraph" style:parent-style-name="List_20_Paragraph">
      <style:paragraph-properties fo:margin-left="3.228cm" fo:margin-right="0cm" fo:text-indent="0cm" style:auto-text-indent="false"/>
      <style:text-properties style:font-name="Times New Roman" style:font-name-asian="Calibri1" style:font-name-complex="Times New Roman1"/>
    </style:style>
    <style:style style:name="P18" style:family="paragraph" style:parent-style-name="Standard">
      <style:paragraph-properties fo:margin-left="1.27cm" fo:margin-right="0cm" fo:text-indent="0cm" style:auto-text-indent="false"/>
      <style:text-properties style:font-name="Times New Roman" style:font-name-asian="Calibri1" style:font-name-complex="Times New Roman1"/>
    </style:style>
    <style:style style:name="P19" style:family="paragraph" style:parent-style-name="Standard">
      <style:paragraph-properties fo:margin-top="0cm" fo:margin-bottom="0cm" style:contextual-spacing="false" fo:text-align="justify" style:justify-single-word="false"/>
      <style:text-properties style:font-name="Times New Roman" fo:font-size="12pt" style:font-name-asian="Times New Roman1" style:font-size-asian="12pt" style:font-name-complex="Times New Roman1"/>
    </style:style>
    <style:style style:name="P20" style:family="paragraph" style:parent-style-name="List_20_Paragraph" style:list-style-name="WWNum2">
      <style:text-properties style:font-name="Times New Roman" fo:font-size="12pt" fo:font-weight="bold" style:font-name-asian="Times New Roman1" style:font-size-asian="12pt" style:font-weight-asian="bold" style:font-name-complex="Times New Roman1"/>
    </style:style>
    <style:style style:name="P21" style:family="paragraph" style:parent-style-name="List_20_Paragraph" style:list-style-name="WWNum1">
      <style:text-properties style:font-name="Times New Roman" fo:font-size="12pt" fo:font-weight="bold" style:font-name-asian="Times New Roman1" style:font-size-asian="12pt" style:font-weight-asian="bold" style:font-name-complex="Times New Roman1"/>
    </style:style>
    <style:style style:name="P22" style:family="paragraph" style:parent-style-name="List_20_Paragraph" style:list-style-name="WWNum3">
      <style:paragraph-properties fo:text-align="justify" style:justify-single-word="false"/>
      <style:text-properties style:font-name="Times New Roman" fo:font-size="12pt" officeooo:rsid="002679a6" officeooo:paragraph-rsid="002679a6" style:font-name-asian="Times New Roman1" style:font-size-asian="12pt" style:font-name-complex="Times New Roman1"/>
    </style:style>
    <style:style style:name="P23" style:family="paragraph" style:parent-style-name="List_20_Paragraph" style:list-style-name="WWNum2">
      <style:text-properties style:font-name="Times New Roman" fo:font-weight="bold" style:font-name-asian="Calibri1" style:font-weight-asian="bold" style:font-name-complex="Times New Roman1"/>
    </style:style>
    <style:style style:name="P24" style:family="paragraph" style:parent-style-name="List_20_Paragraph" style:list-style-name="WWNum5">
      <style:text-properties style:font-name="Times New Roman" fo:font-weight="bold" style:font-name-asian="Calibri1" style:font-weight-asian="bold" style:font-name-complex="Times New Roman1"/>
    </style:style>
    <style:style style:name="P25" style:family="paragraph" style:parent-style-name="List_20_Paragraph" style:list-style-name="WWNum13">
      <style:text-properties style:font-name="Times New Roman" officeooo:rsid="0020afe5" officeooo:paragraph-rsid="0020afe5" style:font-name-asian="Calibri1" style:font-name-complex="Times New Roman1"/>
    </style:style>
    <style:style style:name="P26" style:family="paragraph" style:parent-style-name="List_20_Paragraph" style:list-style-name="WWNum13">
      <style:text-properties style:font-name="Times New Roman" officeooo:paragraph-rsid="0013f335" style:font-name-asian="Calibri1" style:font-name-complex="Times New Roman1"/>
    </style:style>
    <style:style style:name="P27" style:family="paragraph" style:parent-style-name="List_20_Paragraph" style:list-style-name="WWNum11">
      <style:text-properties style:font-name="Times New Roman" officeooo:rsid="002679a6" officeooo:paragraph-rsid="002679a6" style:font-name-asian="Calibri1" style:font-name-complex="Times New Roman1"/>
    </style:style>
    <style:style style:name="P28" style:family="paragraph" style:parent-style-name="List_20_Paragraph">
      <style:text-properties style:font-name="Times New Roman" officeooo:rsid="002679a6" officeooo:paragraph-rsid="002679a6" style:font-name-asian="Calibri1" style:font-name-complex="Times New Roman1"/>
    </style:style>
    <style:style style:name="P29" style:family="paragraph" style:parent-style-name="List_20_Paragraph" style:list-style-name="L1">
      <style:text-properties style:font-name="Times New Roman" officeooo:rsid="002977f1" officeooo:paragraph-rsid="002977f1" style:font-name-asian="Calibri1" style:font-name-complex="Times New Roman1"/>
    </style:style>
    <style:style style:name="P30" style:family="paragraph" style:parent-style-name="List_20_Paragraph" style:list-style-name="L1">
      <style:text-properties style:font-name="Times New Roman" officeooo:paragraph-rsid="002977f1" style:font-name-asian="Calibri1" style:font-name-complex="Times New Roman1"/>
    </style:style>
    <style:style style:name="P31" style:family="paragraph" style:parent-style-name="List_20_Paragraph" style:list-style-name="L2">
      <style:text-properties style:font-name="Times New Roman" officeooo:paragraph-rsid="002977f1" style:font-name-asian="Calibri1" style:font-name-complex="Times New Roman1"/>
    </style:style>
    <style:style style:name="P32" style:family="paragraph" style:parent-style-name="List_20_Paragraph" style:list-style-name="L2">
      <style:text-properties style:font-name="Times New Roman" officeooo:paragraph-rsid="002a9845" style:font-name-asian="Calibri1" style:font-name-complex="Times New Roman1"/>
    </style:style>
    <style:style style:name="P33" style:family="paragraph" style:parent-style-name="List_20_Paragraph" style:list-style-name="L2">
      <style:text-properties style:font-name="Times New Roman" officeooo:rsid="002a9845" officeooo:paragraph-rsid="002a9845" style:font-name-asian="Calibri1" style:font-name-complex="Times New Roman1"/>
    </style:style>
    <style:style style:name="P34" style:family="paragraph" style:parent-style-name="List_20_Paragraph" style:list-style-name="WWNum13">
      <style:text-properties style:font-name="Times New Roman" officeooo:rsid="002e7ff8" officeooo:paragraph-rsid="002e7ff8" style:font-name-asian="Calibri1" style:font-name-complex="Times New Roman1"/>
    </style:style>
    <style:style style:name="P35" style:family="paragraph" style:parent-style-name="List_20_Paragraph">
      <style:paragraph-properties fo:margin-left="3.228cm" fo:margin-right="0cm" fo:text-indent="0cm" style:auto-text-indent="false"/>
      <style:text-properties style:font-name="Times New Roman" officeooo:rsid="002977f1" officeooo:paragraph-rsid="002977f1" style:font-name-asian="Calibri1" style:font-name-complex="Times New Roman1"/>
    </style:style>
    <style:style style:name="P36" style:family="paragraph" style:parent-style-name="Standard" style:master-page-name="Standard">
      <style:paragraph-properties style:page-number="auto"/>
      <style:text-properties style:font-name="Times New Roman" style:font-name-asian="Calibri1" style:font-name-complex="Times New Roman1"/>
    </style:style>
    <style:style style:name="P37" style:family="paragraph" style:parent-style-name="Standard">
      <style:paragraph-properties fo:text-align="justify" style:justify-single-word="false"/>
      <style:text-properties style:font-name="Times New Roman" officeooo:rsid="002e3e7a" officeooo:paragraph-rsid="002e3e7a" style:font-name-asian="Calibri1" style:font-name-complex="Times New Roman1"/>
    </style:style>
    <style:style style:name="P38" style:family="paragraph" style:parent-style-name="Standard">
      <style:paragraph-properties fo:text-align="justify" style:justify-single-word="false"/>
      <style:text-properties style:font-name="Times New Roman" style:font-name-asian="Calibri1" style:font-name-complex="Times New Roman1"/>
    </style:style>
    <style:style style:name="P39" style:family="paragraph" style:parent-style-name="Standard">
      <style:paragraph-properties fo:margin-left="1.27cm" fo:margin-right="0cm" fo:text-indent="0cm" style:auto-text-indent="false"/>
      <style:text-properties style:font-name="Times New Roman" style:font-name-asian="Calibri1" style:font-name-complex="Times New Roman1"/>
    </style:style>
    <style:style style:name="T1" style:family="text">
      <style:text-properties style:font-name="Times New Roman" style:font-name-asian="Calibri1" style:font-name-complex="Times New Roman1"/>
    </style:style>
    <style:style style:name="T2" style:family="text">
      <style:text-properties style:font-name="Times New Roman" officeooo:rsid="002311b9" style:font-name-asian="Calibri1"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style>
    <style:style style:name="T4" style:family="text">
      <style:text-properties style:font-name="Times New Roman" fo:font-size="12pt" style:font-name-asian="Times New Roman1" style:font-size-asian="12pt" style:font-name-complex="Times New Roman1"/>
    </style:style>
    <style:style style:name="T5" style:family="text">
      <style:text-properties style:font-name="Times New Roman" fo:font-size="12pt" officeooo:rsid="00256d13" style:font-name-asian="Times New Roman1" style:font-size-asian="12pt" style:font-name-complex="Times New Roman1"/>
    </style:style>
    <style:style style:name="T6" style:family="text">
      <style:text-properties officeooo:rsid="00185b53"/>
    </style:style>
    <style:style style:name="T7" style:family="text">
      <style:text-properties fo:color="#000000" loext:opacity="100%"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 style:family="text">
      <style:text-properties fo:color="#000000" loext:opacity="100%" style:text-outline="false" style:text-line-through-style="none" style:text-line-through-type="none" style:font-name="Arial" fo:font-size="9.5pt" fo:font-style="normal" fo:text-shadow="none" style:text-underline-style="none" fo:font-weight="normal" officeooo:rsid="003056b0" style:font-size-asian="9.5pt" style:font-style-asian="normal" style:font-weight-asian="normal" style:text-emphasize="none"/>
    </style:style>
    <style:style style:name="T9" style:family="text">
      <style:text-properties officeooo:rsid="002977f1"/>
    </style:style>
    <style:style style:name="T10" style:family="text">
      <style:text-properties officeooo:rsid="002e7ff8"/>
    </style:style>
    <style:style style:name="T11" style:family="text">
      <style:text-properties officeooo:rsid="003056b0"/>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ame Design Document</text:p>
      <text:p text:style-name="P10"><text:span text:style-name="T1"><text:tab/><text:tab/><text:tab/></text:span><text:span text:style-name="T3">GDD</text:span><text:span text:style-name="T4"> – </text:span></text:p>
      <text:p text:style-name="P15"><text:tab/><text:tab/><text:tab/> <text:s text:c="4"/>Autor: <text:span text:style-name="T6">Márcio Augusto Bentes Moda</text:span></text:p>
      <text:p text:style-name="P16">High Concept (Conceito):</text:p>
      <text:p text:style-name="P14"><text:s/></text:p>
      <text:p text:style-name="P11"><text:span text:style-name="T3">Escopo (Mecânica base):</text:span><text:span text:style-name="T4"> O jogo tem como base o estilo Role-Playing-Game, onde o jogador </text:span><text:span text:style-name="T5">se encontra </text:span><text:span text:style-name="T4">incorpora</text:span><text:span text:style-name="T5">do em um</text:span><text:span text:style-name="T4"> personagem </text:span><text:span text:style-name="T5">persuadido</text:span><text:span text:style-name="T4"> como protagonista. O protagonista </text:span><text:span text:style-name="T5">até então,</text:span><text:span text:style-name="T4"> é </text:span><text:span text:style-name="T5">uma solada ciborgue biônica de tecnologia militar do ano 2137</text:span><text:span text:style-name="T4">. O jogador passará por diversos </text:span><text:span text:style-name="T5">momentos de sthealf e de tensão de guerra</text:span><text:span text:style-name="T4">, logo então </text:span><text:span text:style-name="T5">não existirá uma escolha de dificuldade, pois o jogo irá se adaptar com dados de rotina do jogador para aprimorar o equilíbrio da jogatina.</text:span></text:p>
      <text:list xml:id="list1134405289" text:style-name="WWNum2">
        <text:list-item>
          <text:p text:style-name="P20">Visão Geral</text:p>
        </text:list-item>
      </text:list>
      <text:list xml:id="list3592822444" text:style-name="WWNum1">
        <text:list-item>
          <text:p text:style-name="P21">Resumo</text:p>
        </text:list-item>
      </text:list>
      <text:p text:style-name="P19"><text:tab/><text:tab/></text:p>
      <text:p text:style-name="P19"/>
      <text:list xml:id="list235121095449409" text:continue-numbering="true" text:style-name="WWNum1">
        <text:list-item>
          <text:p text:style-name="P21">Aspectos Fundamentais</text:p>
        </text:list-item>
      </text:list>
      <text:list xml:id="list279925978" text:style-name="WWNum3">
        <text:list-item>
          <text:p text:style-name="P22">Jogo TPS 3D</text:p>
        </text:list-item>
        <text:list-item>
          <text:p text:style-name="P22">Ficção Científica</text:p>
        </text:list-item>
        <text:list-item>
          <text:p text:style-name="P22">Estratégia Stealph</text:p>
        </text:list-item>
        <text:list-item>
          <text:p text:style-name="P22">Espionagem</text:p>
        </text:list-item>
      </text:list>
      <text:p text:style-name="P1"/>
      <text:list xml:id="list235120602847982" text:continue-list="list1134405289" text:style-name="WWNum2">
        <text:list-item>
          <text:p text:style-name="P20">Contexto do Jogo</text:p>
          <text:list>
            <text:list-item>
              <text:p text:style-name="P20">História do Jogo (Sinopse)</text:p>
            </text:list-item>
          </text:list>
        </text:list-item>
      </text:list>
      <text:p text:style-name="P12"><text:tab/><text:tab/> Em um futuro distante, os humanos foram capazes de realizar viagens interestelar graças aos avanços da ciência interplanetária – desde a colonização de marte em 2075 d.c. e em decorrência da evolução afora da terra, os humanos também evoluíram no espaço em junção com a tecnologia, formando novas civilizações e colonizações planetárias, o que antes no planeta natal (Terra) existiam nações com interesses de poder e posse, no espaço a diferença era em como cada nações foram responsáveis em catástrofes maiores do que as da terra, ou em guerras constantes entre galáxias e galáxias, planetas contra planetas, tudo isso para o próprio poder de destruição humana.</text:p>
      <text:p text:style-name="P12"><text:tab/>Em 2030, é um marco para a civilização humana, após tentativas frustradas de envio de humanos, pois, finalmente conseguem enviar de humanos cientistas responsáveis em descobrir novas formas de vida ou de adaptação humana ao ambiente quase <text:span text:style-name="T10">h</text:span>ostil de marte, uma vez que ocultamente os lideres mundiais na época escondiam o verdadeiro propósito em viagens espaciais: Vencer a corrida espacial e conquistar novos horiz<text:span text:style-name="T10">on</text:span>tes, dominar recursos planetários e indexar a nação superior. O cientista Charllie Darwin já explicava o avanço das espécies de acordo com a sua teoria da evolução, mas os humanos foram muito além de uma simples disputa de poder, mais para uma doença de ego. A espécie humana é comparado como um câncer, pois mesmos em planetas onde as condições de vida são praticamente baixas, eles foram capazes de criar invenções tecnológicas que possibilitaram a alteração cromossômica , ou melhor referindo o DNA, permitiria em se adaptarem em quaisquer <text:soft-page-break/>planetas – alteração de altura, resistência na pele, na<text:span text:style-name="T10">s</text:span> características humanas, praticamente tudo! – e os experimentos não se acabam apenas em habilitar qualquer humano em planetas com climas e temperatura hostis, até em satélites onde a temperatura mínima é de-495°C. Não se limitando em ambientes hostis, a raça humana chegou no ápice da espécie no momento pós colonização de marte, a manipulação completa do DNA que desencadeou a maior série de experimentos científicos com seres humanos que compuseram feitos para o aprimoramento da raça, ou, no uso de armas biológicas. Uma vez que, o ser humano geneticamente alterado foi capaz de ser clonado em série em laboratórios militares na Terra e em Marte, o modo de vida em que os humanos viviam na terra foi modificado para sempre</text:p>
      <text:p text:style-name="P12"/>
      <text:p text:style-name="P12"><text:tab/>Os humanos na terra com a evolução industrial, foi forçado a se adaptar no modo de vida operário e desde então, os humanos se conformaram em seguir com a exploração de recursos de mão de obra em prol do consumo terráqueo e do conforto que o capitalismo oferecia. Guerras mundiais foram aquecidas pela evolução industrial, a globalização continuava a todo vapor e as potências de geração em geração trocavam de vez para disputarem a Ordem mundial e influência política, os humanos daquela época estavam-se acostumados desses feitos históricos por culpa da indústria e da mão de obra. Porém, tudo mudou quando a raça humana pisou em marte, grandes avanços se compuseram de conquistas e de glória – o verdadeiro ápice dourado -</text:p>
      <text:list xml:id="list235119964937038" text:continue-numbering="true" text:style-name="WWNum2">
        <text:list-item>
          <text:list>
            <text:list-item>
              <text:p text:style-name="P23">Eventos Anteriores</text:p>
            </text:list-item>
          </text:list>
        </text:list-item>
      </text:list>
      <text:p text:style-name="P37">A droid CN3D015 estava na última expedição no planeta HDZ30 (Planeta terrestre) na vistoria grossa contra os rebeldes do planeta KZ32 do norte da constelação de Delta, <text:span text:style-name="T11">quando a sua frota foi atacada pelo exército marrom com a nova arma tecnológica que reutilizava dos raios ultravioletas da anã vermelha, como arma de destruição canalizada por satélites. Tudo se passava de uma emboscada na neve, foi então que foi apelidada de Sprinter do silêncio. Derrotando e se infiltrando o exército inimigo com a frota reduzida.</text:span></text:p>
      <text:list xml:id="list235121078586080" text:continue-numbering="true" text:style-name="WWNum2">
        <text:list-item>
          <text:list>
            <text:list-item>
              <text:p text:style-name="P23">Principais personagens</text:p>
            </text:list-item>
          </text:list>
        </text:list-item>
      </text:list>
      <text:list xml:id="list228687958" text:style-name="WWNum11">
        <text:list-header>
          <text:p text:style-name="P27">Jogador – <text:span text:style-name="T7">Droid: CN3D015 </text:span><text:span text:style-name="T8">(Sprinter)</text:span><text:span text:style-name="T7">;</text:span></text:p>
        </text:list-header>
      </text:list>
      <text:p text:style-name="P28"><text:span text:style-name="T7"/></text:p>
      <text:p text:style-name="P28"><text:span text:style-name="T7"/></text:p>
      <text:p text:style-name="P5"/>
      <text:list xml:id="list235121123195177" text:continue-list="list235121078586080" text:style-name="WWNum2">
        <text:list-item>
          <text:p text:style-name="P23">Objetivos essenciais do jogo</text:p>
        </text:list-item>
      </text:list>
      <text:p text:style-name="P6"/>
      <text:list xml:id="list583117144" text:style-name="WWNum5">
        <text:list-item>
          <text:p text:style-name="P24">Personagens</text:p>
        </text:list-item>
      </text:list>
      <text:p text:style-name="P4"><text:span text:style-name="T2"><text:tab/><text:tab/>Protagonista: </text:span><text:span text:style-name="T7">Droid: CN3D015</text:span></text:p>
      <text:p text:style-name="P13"/>
      <text:p text:style-name="P2"/>
      <text:p text:style-name="P2"/>
      <text:list xml:id="list235119782862907" text:continue-numbering="true" text:style-name="WWNum5">
        <text:list-item>
          <text:p text:style-name="P24">Armas</text:p>
        </text:list-item>
      </text:list>
      <text:list xml:id="list93479075" text:style-name="L1">
        <text:list-item>
          <text:p text:style-name="P30"><text:span text:style-name="T9">Fuzil Stacer .54 padrão militar</text:span></text:p>
        </text:list-item>
        <text:list-item>
          <text:p text:style-name="P29">Escopeta Amarela dos rebeldes</text:p>
        </text:list-item>
        <text:list-item>
          <text:p text:style-name="P29">Mini Metralhadora do exército azul</text:p>
        </text:list-item>
        <text:list-item>
          <text:p text:style-name="P29">Blaster Verde de poderio pesado do exército verde</text:p>
        </text:list-item>
        <text:list-item>
          <text:p text:style-name="P29">Canhão vermelho de distorção do espaço temporal</text:p>
        </text:list-item>
        <text:list-item>
          <text:p text:style-name="P29"><text:soft-page-break/>Lança Foguetes dos rebeldes</text:p>
        </text:list-item>
        <text:list-item>
          <text:p text:style-name="P29">Lança Foguetes do exército azul-claro</text:p>
        </text:list-item>
        <text:list-item>
          <text:p text:style-name="P29">Blaster de gelo do exército azul-marinho</text:p>
        </text:list-item>
        <text:list-item>
          <text:p text:style-name="P29">Arco e flecha do exército marrom</text:p>
        </text:list-item>
        <text:list-item>
          <text:p text:style-name="P29"/>
        </text:list-item>
      </text:list>
      <text:p text:style-name="P8"/>
      <text:list xml:id="list235120039899467" text:continue-list="list235119782862907" text:style-name="WWNum5">
        <text:list-item>
          <text:p text:style-name="P24">Estruturas do Jogo</text:p>
        </text:list-item>
      </text:list>
      <text:p text:style-name="P35">O jogo se passa em constelações interestelares, de galáxia para galáxia, planeta a planeta, deixando o espaço aberto para jogadores criarem bases e fortalezas de combate contra inimigos de outros exércitos.</text:p>
      <text:p text:style-name="P17"/>
      <text:p text:style-name="P17"/>
      <text:p text:style-name="P17"/>
      <text:p text:style-name="P17"/>
      <text:p text:style-name="P7"/>
      <text:list xml:id="list235120060239575" text:continue-list="list235121123195177" text:style-name="WWNum2">
        <text:list-item>
          <text:p text:style-name="P23">Conflitos soluções </text:p>
        </text:list-item>
      </text:list>
      <text:p text:style-name="P2"/>
      <text:p text:style-name="P2"/>
      <text:p text:style-name="P2"/>
      <text:p text:style-name="P2"/>
      <text:p text:style-name="P2"/>
      <text:p text:style-name="P2"/>
      <text:list xml:id="list235119917072288" text:continue-numbering="true" text:style-name="WWNum2">
        <text:list-item>
          <text:p text:style-name="P23">Inteligência artificial </text:p>
        </text:list-item>
      </text:list>
      <text:p text:style-name="P3"/>
      <text:p text:style-name="P3"/>
      <text:p text:style-name="P3"/>
      <text:p text:style-name="P3"/>
      <text:list xml:id="list235119637218182" text:continue-numbering="true" text:style-name="WWNum2">
        <text:list-item>
          <text:p text:style-name="P23">Fluxo do Game</text:p>
        </text:list-item>
      </text:list>
      <text:p text:style-name="P18"/>
      <text:p text:style-name="P18"/>
      <text:p text:style-name="P18"/>
      <text:p text:style-name="P18"/>
      <text:p text:style-name="P18"/>
      <text:p text:style-name="P18"/>
      <text:p text:style-name="P18"/>
      <text:list xml:id="list235121682161103" text:continue-numbering="true" text:style-name="WWNum2">
        <text:list-item>
          <text:p text:style-name="P23">Controles</text:p>
        </text:list-item>
      </text:list>
      <text:list xml:id="list1276996817" text:style-name="L2">
        <text:list-item>
          <text:p text:style-name="P31">Cima - W</text:p>
        </text:list-item>
        <text:list-item>
          <text:p text:style-name="P31">Baixo - S</text:p>
        </text:list-item>
        <text:list-item>
          <text:p text:style-name="P31">Esquerda - A</text:p>
        </text:list-item>
        <text:list-item>
          <text:p text:style-name="P31">Direita – D</text:p>
        </text:list-item>
        <text:list-item>
          <text:p text:style-name="P32">E – Inventário </text:p>
        </text:list-item>
        <text:list-item>
          <text:p text:style-name="P32">Q – Troca rápida de armas</text:p>
        </text:list-item>
        <text:list-item>
          <text:p text:style-name="P32"><text:soft-page-break/>Mouse 1 – atirar</text:p>
        </text:list-item>
        <text:list-item>
          <text:p text:style-name="P33">Mouse 2 – mirar</text:p>
        </text:list-item>
        <text:list-item>
          <text:p text:style-name="P33">Space – pular</text:p>
        </text:list-item>
      </text:list>
      <text:p text:style-name="P2"/>
      <text:p text:style-name="P2"/>
      <text:p text:style-name="P2"/>
      <text:p text:style-name="P9"/>
      <text:list xml:id="list235121582489702" text:continue-list="list235121682161103" text:style-name="WWNum2">
        <text:list-item>
          <text:p text:style-name="P23">Variação do jogo</text:p>
        </text:list-item>
      </text:list>
      <text:p text:style-name="P2"/>
      <text:p text:style-name="P2"/>
      <text:p text:style-name="P2"/>
      <text:p text:style-name="P3"/>
      <text:list xml:id="list235121672767219" text:continue-numbering="true" text:style-name="WWNum2">
        <text:list-item>
          <text:p text:style-name="P23">Definições </text:p>
        </text:list-item>
      </text:list>
      <text:p text:style-name="P3"/>
      <text:p text:style-name="P3"/>
      <text:list xml:id="list235120865817213" text:continue-numbering="true" text:style-name="WWNum2">
        <text:list-item>
          <text:p text:style-name="P23">Referenciais </text:p>
        </text:list-item>
      </text:list>
      <text:list xml:id="list3490119157" text:style-name="WWNum13">
        <text:list-item>
          <text:p text:style-name="P25">MGS V: Pheaton Pain</text:p>
        </text:list-item>
        <text:list-item>
          <text:p text:style-name="P25">MGS 3: Snake Eater</text:p>
        </text:list-item>
        <text:list-item>
          <text:p text:style-name="P34">Splienter Cell</text:p>
        </text:list-item>
        <text:list-item>
          <text:p text:style-name="P34">Predador</text:p>
        </text:list-item>
        <text:list-item>
          <text:p text:style-name="P25">Star Wars</text:p>
        </text:list-item>
        <text:list-item>
          <text:p text:style-name="P25">Halo 3</text:p>
        </text:list-item>
        <text:list-item>
          <text:p text:style-name="P25"/>
          <text:p text:style-name="P2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DejaVu Sans" style:font-size-asian="11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DejaVu Sans" style:font-size-asian="11pt" style:language-asian="pt" style:country-asian="BR"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6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6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3.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3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0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7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94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1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8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5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889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15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42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99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96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23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50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77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0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7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8.8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1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88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2.6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5.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8.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2.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ugusto_Senju</meta:initial-creator>
    <meta:editing-cycles>83</meta:editing-cycles>
    <meta:creation-date>2019-04-15T01:37:00</meta:creation-date>
    <dc:date>2021-08-06T23:51:19.423481112</dc:date>
    <meta:editing-duration>PT3H2M7S</meta:editing-duration>
    <meta:generator>LibreOffice/7.1.4.2$Linux_X86_64 LibreOffice_project/10$Build-2</meta:generator>
    <meta:document-statistic meta:table-count="0" meta:image-count="0" meta:object-count="0" meta:page-count="4" meta:paragraph-count="63" meta:word-count="903" meta:character-count="5429" meta:non-whitespace-character-count="45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